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37571" officeooo:paragraph-rsid="00137571"/>
    </style:style>
    <style:style style:name="P2" style:family="paragraph" style:parent-style-name="Text_20_body">
      <style:text-properties officeooo:rsid="001439ad" officeooo:paragraph-rsid="001439ad"/>
    </style:style>
    <style:style style:name="P3" style:family="paragraph" style:parent-style-name="Standard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Courier New" fo:font-weight="bold" officeooo:paragraph-rsid="00137571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style:font-name="Courier New" fo:font-weight="bold" officeooo:paragraph-rsid="00137571" style:font-weight-asian="bold" style:font-weight-complex="bold"/>
    </style:style>
    <style:style style:name="P6" style:family="paragraph" style:parent-style-name="Text_20_body">
      <style:paragraph-properties fo:margin-top="0in" fo:margin-bottom="0.0181in" style:contextual-spacing="false"/>
      <style:text-properties fo:font-weight="bold" officeooo:rsid="00137571" officeooo:paragraph-rsid="00137571" fo:background-color="#ffff00" style:font-weight-asian="bold" style:font-weight-complex="bold"/>
    </style:style>
    <style:style style:name="P7" style:family="paragraph" style:parent-style-name="Text_20_body">
      <style:paragraph-properties fo:margin-top="0in" fo:margin-bottom="0.0181in" style:contextual-spacing="false"/>
      <style:text-properties fo:font-weight="bold" officeooo:rsid="00137571" officeooo:paragraph-rsid="00137571" fo:background-color="#ff8000" style:font-weight-asian="bold" style:font-weight-complex="bold"/>
    </style:style>
    <style:style style:name="P8" style:family="paragraph" style:parent-style-name="Text_20_body">
      <style:paragraph-properties fo:margin-top="0in" fo:margin-bottom="0.0181in" style:contextual-spacing="false"/>
      <style:text-properties fo:font-weight="bold" officeooo:rsid="0015c3a2" officeooo:paragraph-rsid="0015c3a2" fo:background-color="#81d41a" style:font-weight-asian="bold" style:font-weight-complex="bold"/>
    </style:style>
    <style:style style:name="P9" style:family="paragraph" style:parent-style-name="Text_20_body">
      <style:paragraph-properties fo:margin-top="0in" fo:margin-bottom="0.0181in" style:contextual-spacing="false"/>
      <style:text-properties fo:color="#ffffff" loext:opacity="100%" fo:font-weight="bold" officeooo:rsid="00189d9a" officeooo:paragraph-rsid="00189d9a" fo:background-color="#395511" style:font-weight-asian="bold" style:font-weight-complex="bold"/>
    </style:style>
    <style:style style:name="P10" style:family="paragraph" style:parent-style-name="Heading_20_1">
      <style:text-properties officeooo:rsid="001439ad" officeooo:paragraph-rsid="001439ad"/>
    </style:style>
    <style:style style:name="P11" style:family="paragraph" style:parent-style-name="Heading_20_1">
      <style:text-properties officeooo:rsid="00137571" officeooo:paragraph-rsid="00137571"/>
    </style:style>
    <style:style style:name="P12" style:family="paragraph" style:parent-style-name="Text_20_body">
      <style:paragraph-properties fo:margin-top="0in" fo:margin-bottom="0.0181in" style:contextual-spacing="false"/>
      <style:text-properties fo:font-weight="bold" officeooo:rsid="001c13e7" officeooo:paragraph-rsid="001c13e7" fo:background-color="#729fcf" style:font-weight-asian="bold" style:font-weight-complex="bold"/>
    </style:style>
    <style:style style:name="P13" style:family="paragraph" style:parent-style-name="Text_20_body">
      <style:paragraph-properties fo:margin-top="0in" fo:margin-bottom="0.0181in" style:contextual-spacing="false"/>
      <style:text-properties fo:font-weight="bold" officeooo:rsid="001d9ee3" officeooo:paragraph-rsid="001d9ee3" fo:background-color="#a1467e" style:font-weight-asian="bold" style:font-weight-complex="bold"/>
    </style:style>
    <style:style style:name="P14" style:family="paragraph" style:parent-style-name="Text_20_body">
      <style:paragraph-properties fo:margin-top="0in" fo:margin-bottom="0.0181in" style:contextual-spacing="false"/>
      <style:text-properties fo:font-weight="bold" officeooo:rsid="001d9ee3" officeooo:paragraph-rsid="001e9a36" fo:background-color="#acb20c" style:font-weight-asian="bold" style:font-weight-complex="bold"/>
    </style:style>
    <style:style style:name="P15" style:family="paragraph" style:parent-style-name="Text_20_body">
      <style:paragraph-properties fo:margin-top="0in" fo:margin-bottom="0.0181in" style:contextual-spacing="false"/>
      <style:text-properties fo:font-weight="bold" officeooo:rsid="001effd1" officeooo:paragraph-rsid="001effd1" fo:background-color="#e8a202" style:font-weight-asian="bold" style:font-weight-complex="bold"/>
    </style:style>
    <style:style style:name="P16" style:family="paragraph" style:parent-style-name="Text_20_body">
      <style:paragraph-properties fo:margin-top="0in" fo:margin-bottom="0.0181in" style:contextual-spacing="false"/>
      <style:text-properties fo:font-weight="bold" officeooo:rsid="001f116e" officeooo:paragraph-rsid="001f116e" fo:background-color="#e8f2a1" style:font-weight-asian="bold" style:font-weight-complex="bold"/>
    </style:style>
    <style:style style:name="P17" style:family="paragraph" style:parent-style-name="Text_20_body">
      <style:paragraph-properties fo:margin-top="0in" fo:margin-bottom="0.0181in" style:contextual-spacing="false"/>
      <style:text-properties fo:font-weight="bold" officeooo:rsid="0020da85" officeooo:paragraph-rsid="0020da85" fo:background-color="#e0c2cd" style:font-weight-asian="bold" style:font-weight-complex="bold"/>
    </style:style>
    <style:style style:name="P18" style:family="paragraph" style:parent-style-name="Text_20_body">
      <style:paragraph-properties fo:margin-top="0in" fo:margin-bottom="0.0181in" style:contextual-spacing="false"/>
      <style:text-properties fo:font-weight="bold" officeooo:rsid="0023fbae" officeooo:paragraph-rsid="0023fbae" fo:background-color="#000000" style:font-weight-asian="bold" style:font-weight-complex="bold"/>
    </style:style>
    <style:style style:name="P19" style:family="paragraph" style:parent-style-name="Text_20_body" style:list-style-name="L1">
      <style:paragraph-properties fo:margin-top="0in" fo:margin-bottom="0.0181in" style:contextual-spacing="false"/>
      <style:text-properties fo:font-weight="bold" officeooo:rsid="0024a846" officeooo:paragraph-rsid="0024a846" fo:background-color="#000000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8000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173ac7"/>
    </style:style>
    <style:style style:name="T5" style:family="text">
      <style:text-properties fo:color="#ffffff" loext:opacity="100%" fo:background-color="#395511" loext:char-shading-value="0"/>
    </style:style>
    <style:style style:name="T6" style:family="text">
      <style:text-properties officeooo:rsid="001a8792"/>
    </style:style>
    <style:style style:name="T7" style:family="text">
      <style:text-properties officeooo:rsid="001afa33"/>
    </style:style>
    <style:style style:name="T8" style:family="text">
      <style:text-properties officeooo:rsid="001b9b12"/>
    </style:style>
    <style:style style:name="T9" style:family="text">
      <style:text-properties fo:background-color="#729fcf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#a1467e" loext:char-shading-value="0"/>
    </style:style>
    <style:style style:name="T12" style:family="text">
      <style:text-properties officeooo:rsid="001d9ee3"/>
    </style:style>
    <style:style style:name="T13" style:family="text">
      <style:text-properties fo:background-color="#acb20c" loext:char-shading-value="0"/>
    </style:style>
    <style:style style:name="T14" style:family="text">
      <style:text-properties officeooo:rsid="001e9a36"/>
    </style:style>
    <style:style style:name="T15" style:family="text">
      <style:text-properties officeooo:rsid="001eee57"/>
    </style:style>
    <style:style style:name="T16" style:family="text">
      <style:text-properties officeooo:rsid="001eeee1"/>
    </style:style>
    <style:style style:name="T17" style:family="text">
      <style:text-properties fo:background-color="#e8a202" loext:char-shading-value="0"/>
    </style:style>
    <style:style style:name="T18" style:family="text">
      <style:text-properties fo:background-color="#e8f2a1" loext:char-shading-value="0"/>
    </style:style>
    <style:style style:name="T19" style:family="text">
      <style:text-properties fo:background-color="#e0c2cd" loext:char-shading-value="0"/>
    </style:style>
    <style:style style:name="T20" style:family="text">
      <style:text-properties officeooo:rsid="002213b4"/>
    </style:style>
    <style:style style:name="T21" style:family="text">
      <style:text-properties fo:background-color="#000000" loext:char-shading-value="0"/>
    </style:style>
    <style:style style:name="T22" style:family="text">
      <style:text-properties officeooo:rsid="0023fbae"/>
    </style:style>
    <style:style style:name="T23" style:family="text">
      <style:text-properties officeooo:rsid="0024a846"/>
    </style:style>
    <style:style style:name="T24" style:family="text">
      <style:text-properties officeooo:rsid="002741bb" style:language-asian="ja" style:country-asian="JP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Purpose</text:h>
      <text:p text:style-name="P2">The symbol table defines how monsters appear on the overworld.</text:p>
      <text:h text:style-name="Heading_20_1" text:outline-level="1">Header</text:h>
      <text:p text:style-name="Text_20_body"/>
      <text:p text:style-name="P3">A3 02 00 00 31 35 30 35 32 31 31 37 30 37 34 36</text:p>
      <text:p text:style-name="P3"/>
      <text:p text:style-name="P1">The header is 16 (0x10) bytes in length.</text:p>
      <text:p text:style-name="P1"/>
      <text:h text:style-name="P11" text:outline-level="1">Body</text:h>
      <text:p text:style-name="P4"><text:span text:style-name="T1">04 00</text:span> <text:span text:style-name="T2">08 00</text:span> <text:span text:style-name="T3">04 00</text:span> 01 01 00 00 02 00 02 01 01 03</text:p>
      <text:p text:style-name="P4"><text:span text:style-name="T9">C8 00</text:span><text:span text:style-name="T10"> </text:span><text:span text:style-name="T11">90 01</text:span> <text:span text:style-name="T13">42 00</text:span> <text:span text:style-name="T17">56 00</text:span> <text:span text:style-name="T19">EE 02</text:span> <text:span text:style-name="T18">6E 00</text:span> <text:span text:style-name="T21">10 27</text:span> DC 05</text:p>
      <text:p text:style-name="P5">DC 05 00 00 00 00 E8 03 <text:span text:style-name="T5">00 00 00 00</text:span> <text:s text:c="11"/></text:p>
      <text:p text:style-name="P5"/>
      <text:p text:style-name="P1">The body of the document is composed of several entries, each 44 (0x2C) bytes in length.</text:p>
      <text:p text:style-name="P6"><text:span text:style-name="T4">Encounter</text:span> ID</text:p>
      <text:p text:style-name="P7">Model ID</text:p>
      <text:p text:style-name="P8"><text:span text:style-name="T4">Monster</text:span> ID <text:span text:style-name="T24">(for some reason, never spawns when set to Bangerz)</text:span></text:p>
      <text:p text:style-name="P12"><text:span text:style-name="T12">Walking speed </text:span><text:span text:style-name="T16">(signed 16 bit integer; negative values cause monster to walk backwards)</text:span></text:p>
      <text:p text:style-name="P13">Chasing speed “</text:p>
      <text:p text:style-name="P14">Walking animation speed <text:span text:style-name="T14">(signed 16-bit integer; </text:span><text:span text:style-name="T15">negative values play animation backwards)</text:span></text:p>
      <text:p text:style-name="P15">Chasing animation speed “</text:p>
      <text:p text:style-name="P17">Range of vision <text:span text:style-name="T20">(</text:span><text:span text:style-name="T22">16-bit (signed?) integer; </text:span><text:span text:style-name="T20">750 for most monsters, 2250 for metal monsters)</text:span></text:p>
      <text:p text:style-name="P16">Model size</text:p>
      <text:p text:style-name="P18">Unknown. Seems to be 10 27 for most monsters, <text:span text:style-name="T23">with a few exceptions:</text:span></text:p>
      <text:list xml:id="list777201006" text:style-name="L1">
        <text:list-item>
          <text:p text:style-name="P19">Bubble slime: 88 13</text:p>
        </text:list-item>
        <text:list-item>
          <text:p text:style-name="P19">Goodybag, gold golem: 20 4E</text:p>
        </text:list-item>
        <text:list-item>
          <text:p text:style-name="P19">Troll: 58 1B</text:p>
        </text:list-item>
      </text:list>
      <text:p text:style-name="P9">Unknown; only ever 00 00 00 00 <text:span text:style-name="T6">(usually)</text:span> or E8 03 00 00 <text:span text:style-name="T6">(in the cases of 0xA (encounter ID 10 </text:span><text:span text:style-name="T8">[mecha-mynah]</text:span><text:span text:style-name="T6">) or 0x01F8 (encounter ID 504 </text:span><text:span text:style-name="T7">[Automaton Aviator]</text:span>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3T13:29:18.518000000</meta:creation-date>
    <dc:date>2023-08-03T23:06:33.667000000</dc:date>
    <meta:editing-duration>PT3H57M21S</meta:editing-duration>
    <meta:editing-cycles>28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4" meta:word-count="216" meta:character-count="1078" meta:non-whitespace-character-count="877"/>
  </office:meta>
</office:document-meta>
</file>